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present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me st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ond p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ello</text:p>
              </text:list-item>
              <text:list-item>
                <text:p>Worl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13:17:10.925927000</meta:creation-date>
    <dc:date>2014-04-14T13:17:44.079714000</dc:date>
    <meta:editing-duration>P0D</meta:editing-duration>
    <meta:editing-cycles>1</meta:editing-cycles>
    <meta:document-statistic meta:object-count="29"/>
    <meta:generator>LibreOffice/4.2.2.1$MacOSX_X86_64 LibreOffice_project/3be8cda0bddd8e430d8cda1ebfd581265cca5a0f</meta:generator>
  </office:meta>
</office:document-meta>
</file>